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P7" style:family="paragraph" style:parent-style-name="Standard">
      <style:text-properties officeooo:rsid="00078a1b" officeooo:paragraph-rsid="00078a1b"/>
    </style:style>
    <style:style style:name="P8" style:family="paragraph" style:parent-style-name="Standard">
      <style:text-properties officeooo:rsid="00078a1b" officeooo:paragraph-rsid="00111c28"/>
    </style:style>
    <style:style style:name="T1" style:family="text">
      <style:text-properties officeooo:rsid="00071556"/>
    </style:style>
    <style:style style:name="T2" style:family="text">
      <style:text-properties officeooo:rsid="000c747b"/>
    </style:style>
    <style:style style:name="T3" style:family="text">
      <style:text-properties officeooo:rsid="000f0ca2"/>
    </style:style>
    <style:style style:name="T4" style:family="text">
      <style:text-properties officeooo:rsid="00111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3">11</text:span></text:p>
      <text:p text:style-name="P3">DATE: <text:span text:style-name="T3">12</text:span>/<text:span text:style-name="T1">01</text:span>/202<text:span text:style-name="T1">2</text:span></text:p>
      <text:p text:style-name="P3"/>
      <text:p text:style-name="P5">CREATION OF <text:span text:style-name="T2">STUDENT </text:span>TABLE</text:p>
      <text:p text:style-name="P1"/>
      <text:p text:style-name="P2">create table student1(rollno number(3) primary key,name varchar(10) not null,s1g number(2) not null,s2g number(2) not null);</text:p>
      <text:p text:style-name="P1"/>
      <text:p text:style-name="P6">PL/SQL CODE</text:p>
      <text:p text:style-name="P4"/>
      <text:p text:style-name="P4">CREATE OR REPLACE TRIGGER T</text:p>
      <text:p text:style-name="P4"><text:s text:c="2"/>BEFORE</text:p>
      <text:p text:style-name="P4"><text:s text:c="4"/>INSERT OR</text:p>
      <text:p text:style-name="P4"><text:s text:c="4"/>UPDATE OF rollno,name,s1g,s2g OR</text:p>
      <text:p text:style-name="P4"><text:s text:c="4"/>DELETE</text:p>
      <text:p text:style-name="P4"><text:s text:c="2"/>ON student1</text:p>
      <text:p text:style-name="P4"><text:s text:c="2"/>FOR EACH ROW</text:p>
      <text:p text:style-name="P4"><text:s text:c="4"/>BEGIN</text:p>
      <text:p text:style-name="P4"><text:tab/>CASE</text:p>
      <text:p text:style-name="P4"><text:tab/><text:tab/>WHEN INSERTING THEN</text:p>
      <text:p text:style-name="P4"><text:tab/><text:tab/><text:tab/>dbms_output.put_line('Trigger message: INSERTING '||:new.name);</text:p>
      <text:p text:style-name="P4"><text:tab/><text:tab/>WHEN UPDATING('rollno') THEN</text:p>
      <text:p text:style-name="P4"><text:tab/><text:tab/><text:tab/>dbms_output.put_line('Trigger message: UPDATING ROLL NO '||:old.rollno||' TO '||:new.rollno);</text:p>
      <text:p text:style-name="P4"><text:tab/><text:tab/>WHEN UPDATING('name') THEN</text:p>
      <text:p text:style-name="P4"><text:tab/><text:tab/><text:tab/>dbms_output.put_line('Trigger message: UPDATING NAME '||:old.name||' TO '||:new.name);</text:p>
      <text:p text:style-name="P4"><text:tab/><text:tab/>WHEN UPDATING('s1g') THEN</text:p>
      <text:p text:style-name="P4"><text:tab/><text:tab/><text:tab/>dbms_output.put_line('Trigger message: UPDATING S1 GRADE '||:old.s1g||' TO '||:new.s1g);</text:p>
      <text:p text:style-name="P4"><text:tab/><text:tab/>WHEN UPDATING('s2g') THEN</text:p>
      <text:p text:style-name="P4"><text:tab/><text:tab/><text:tab/>dbms_output.put_line('Trigger message: UPDATING S2 GRADE '||:old.s2g||' TO '||:new.s2g);</text:p>
      <text:p text:style-name="P4"><text:tab/><text:tab/>WHEN DELETING THEN</text:p>
      <text:p text:style-name="P4"><text:tab/><text:tab/><text:tab/>dbms_output.put_line('Trigger message: DELETING '||:old.name);</text:p>
      <text:p text:style-name="P4"><text:tab/>END CASE;</text:p>
      <text:p text:style-name="P4"><text:s text:c="4"/>END;</text:p>
      <text:p text:style-name="P4">/</text:p>
      <text:p text:style-name="P4"/>
      <text:p text:style-name="P6">OUTPUT</text:p>
      <text:p text:style-name="P4"/>
      <text:p text:style-name="P4"><text:span text:style-name="T4">S</text:span>QL&gt; @/home/c126/Documents/Sameem/PLSQL/Pg7.sql</text:p>
      <text:p text:style-name="P4"/>
      <text:p text:style-name="P4">Trigger created.</text:p>
      <text:p text:style-name="P4"/>
      <text:p text:style-name="P4">SQL&gt; select * from student1;</text:p>
      <text:p text:style-name="P4"/>
      <text:p text:style-name="P4">ROLLNO <text:tab/>NAME <text:tab/>S1G<text:tab/><text:tab/>S2G</text:p>
      <text:p text:style-name="P4">---------- <text:tab/>---------- <text:tab/>---------- <text:tab/>----------</text:p>
      <text:p text:style-name="P4"><text:soft-page-break/>15 <text:tab/><text:tab/>Chandler<text:tab/>8<text:tab/> <text:s/><text:tab/>9</text:p>
      <text:p text:style-name="P4">30 <text:tab/><text:tab/>Joey Tri<text:tab/>5<text:tab/> <text:s/><text:tab/>5</text:p>
      <text:p text:style-name="P4">45 <text:tab/><text:tab/>Rachel<text:tab/> <text:s text:c="6"/><text:tab/>7<text:tab/> <text:s/><text:tab/>6</text:p>
      <text:p text:style-name="P4">46 <text:tab/><text:tab/>Ross <text:tab/> <text:s text:c="5"/><text:tab/>10<text:tab/> <text:tab/>10</text:p>
      <text:p text:style-name="P4">38 <text:tab/><text:tab/>Phoebe<text:tab/> <text:s text:c="6"/><text:tab/>7<text:tab/> <text:s/><text:tab/>5</text:p>
      <text:p text:style-name="P4">33 <text:tab/><text:tab/>Monica<text:tab/>7<text:tab/> <text:s/><text:tab/>7</text:p>
      <text:p text:style-name="P4"/>
      <text:p text:style-name="P4">6 rows selected.</text:p>
      <text:p text:style-name="P4"/>
      <text:p text:style-name="P4">SQL&gt; insert into student1 values(48,'Ryley',6,7);</text:p>
      <text:p text:style-name="P4">Trigger message: INSERTING Ryley</text:p>
      <text:p text:style-name="P4"/>
      <text:p text:style-name="P4">1 row created.</text:p>
      <text:p text:style-name="P4"/>
      <text:p text:style-name="P4">SQL&gt; select * from student1;</text:p>
      <text:p text:style-name="P4"/>
      <text:p text:style-name="P8">ROLLNO <text:tab/>NAME <text:tab/>S1G<text:tab/><text:tab/>S2G</text:p>
      <text:p text:style-name="P8">---------- <text:tab/>---------- <text:tab/>---------- <text:tab/>----------</text:p>
      <text:p text:style-name="P8">15 <text:tab/><text:tab/>Chandler<text:tab/>8<text:tab/> <text:s/><text:tab/>9</text:p>
      <text:p text:style-name="P8">30 <text:tab/><text:tab/>Joey Tri<text:tab/>5<text:tab/> <text:s/><text:tab/>5</text:p>
      <text:p text:style-name="P8">45 <text:tab/><text:tab/>Rachel<text:tab/> <text:s text:c="6"/><text:tab/>7<text:tab/> <text:s/><text:tab/>6</text:p>
      <text:p text:style-name="P8">46 <text:tab/><text:tab/>Ross <text:tab/> <text:s text:c="5"/><text:tab/>10<text:tab/> <text:tab/>10</text:p>
      <text:p text:style-name="P8">38 <text:tab/><text:tab/>Phoebe<text:tab/> <text:s text:c="6"/><text:tab/>7<text:tab/> <text:s/><text:tab/>5</text:p>
      <text:p text:style-name="P8">33 <text:tab/><text:tab/>Monica<text:tab/>7<text:tab/> <text:s/><text:tab/>7</text:p>
      <text:p text:style-name="P4">48 <text:tab/><text:tab/>Ryley<text:tab/> <text:s text:c="6"/><text:tab/>6<text:tab/> <text:s/><text:tab/>7</text:p>
      <text:p text:style-name="P4"/>
      <text:p text:style-name="P4">7 rows selected.</text:p>
      <text:p text:style-name="P4"/>
      <text:p text:style-name="P4">SQL&gt; update student1 set rollno=49 where rollno=48;</text:p>
      <text:p text:style-name="P4">Trigger message: UPDATING ROLL NO 48 TO 49</text:p>
      <text:p text:style-name="P4"/>
      <text:p text:style-name="P4">1 row updated.</text:p>
      <text:p text:style-name="P4"/>
      <text:p text:style-name="P4">SQL&gt; update student1 set name='Ryli' where rollno=49;</text:p>
      <text:p text:style-name="P4">Trigger message: UPDATING NAME Ryley TO Ryli</text:p>
      <text:p text:style-name="P4"/>
      <text:p text:style-name="P4">1 row updated.</text:p>
      <text:p text:style-name="P4"/>
      <text:p text:style-name="P4">SQL&gt; update student1 set s1g=7 where rollno=49;</text:p>
      <text:p text:style-name="P4">Trigger message: UPDATING S1 GRADE 6 TO 7</text:p>
      <text:p text:style-name="P4"/>
      <text:p text:style-name="P4">1 row updated.</text:p>
      <text:p text:style-name="P4"/>
      <text:p text:style-name="P4">SQL&gt; update student1 set s2g=8 where rollno=49;</text:p>
      <text:p text:style-name="P4">Trigger message: UPDATING S2 GRADE 7 TO 8</text:p>
      <text:p text:style-name="P4"/>
      <text:p text:style-name="P4">1 row updated.</text:p>
      <text:p text:style-name="P4"/>
      <text:p text:style-name="P4">SQL&gt; select * from student1;</text:p>
      <text:p text:style-name="P4"/>
      <text:p text:style-name="P8">ROLLNO <text:tab/>NAME <text:tab/>S1G<text:tab/><text:tab/>S2G</text:p>
      <text:p text:style-name="P8">---------- <text:tab/>---------- <text:tab/>---------- <text:tab/>----------</text:p>
      <text:p text:style-name="P8"><text:soft-page-break/>15 <text:tab/><text:tab/>Chandler<text:tab/>8<text:tab/> <text:s/><text:tab/>9</text:p>
      <text:p text:style-name="P8">30 <text:tab/><text:tab/>Joey Tri<text:tab/>5<text:tab/> <text:s/><text:tab/>5</text:p>
      <text:p text:style-name="P8">45 <text:tab/><text:tab/>Rachel<text:tab/> <text:s text:c="6"/><text:tab/>7<text:tab/> <text:s/><text:tab/>6</text:p>
      <text:p text:style-name="P8">46 <text:tab/><text:tab/>Ross <text:tab/> <text:s text:c="5"/><text:tab/>10<text:tab/> <text:tab/>10</text:p>
      <text:p text:style-name="P8">38 <text:tab/><text:tab/>Phoebe<text:tab/> <text:s text:c="6"/><text:tab/>7<text:tab/> <text:s/><text:tab/>5</text:p>
      <text:p text:style-name="P8">33 <text:tab/><text:tab/>Monica<text:tab/>7<text:tab/> <text:s/><text:tab/>7</text:p>
      <text:p text:style-name="P8">4<text:span text:style-name="T4">9</text:span> <text:tab/><text:tab/>Ryl<text:span text:style-name="T4">i</text:span><text:tab/> <text:s text:c="6"/><text:tab/><text:span text:style-name="T4">7</text:span><text:tab/> <text:s/><text:tab/><text:span text:style-name="T4">8</text:span></text:p>
      <text:p text:style-name="P4"/>
      <text:p text:style-name="P4">7 rows selected.</text:p>
      <text:p text:style-name="P4"/>
      <text:p text:style-name="P4">SQL&gt; delete from student1 where rollno=49;</text:p>
      <text:p text:style-name="P4">Trigger message: DELETING Ryli</text:p>
      <text:p text:style-name="P4"/>
      <text:p text:style-name="P4">1 row deleted.</text:p>
      <text:p text:style-name="P4"/>
      <text:p text:style-name="P4">SQL&gt; select * from student1;</text:p>
      <text:p text:style-name="P4"/>
      <text:p text:style-name="P8">ROLLNO <text:tab/>NAME <text:tab/>S1G<text:tab/><text:tab/>S2G</text:p>
      <text:p text:style-name="P8">---------- <text:tab/>---------- <text:tab/>---------- <text:tab/>----------</text:p>
      <text:p text:style-name="P8">15 <text:tab/><text:tab/>Chandler<text:tab/>8<text:tab/> <text:s/><text:tab/>9</text:p>
      <text:p text:style-name="P8">30 <text:tab/><text:tab/>Joey Tri<text:tab/>5<text:tab/> <text:s/><text:tab/>5</text:p>
      <text:p text:style-name="P8">45 <text:tab/><text:tab/>Rachel<text:tab/> <text:s text:c="6"/><text:tab/>7<text:tab/> <text:s/><text:tab/>6</text:p>
      <text:p text:style-name="P8">46 <text:tab/><text:tab/>Ross <text:tab/> <text:s text:c="5"/><text:tab/>10<text:tab/> <text:tab/>10</text:p>
      <text:p text:style-name="P8">38 <text:tab/><text:tab/>Phoebe<text:tab/> <text:s text:c="6"/><text:tab/>7<text:tab/> <text:s/><text:tab/>5</text:p>
      <text:p text:style-name="P8">33 <text:tab/><text:tab/>Monica<text:tab/>7<text:tab/> <text:s/><text:tab/>7</text:p>
      <text:p text:style-name="P4"/>
      <text:p text:style-name="P4">6 rows selecte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1-12T13:54:35.210205678</dc:date>
    <meta:editing-duration>PT22M2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95" meta:word-count="388" meta:character-count="2742" meta:non-whitespace-character-count="2129"/>
  </office:meta>
</office:document-meta>
</file>